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0165092642393951" calcext:value-type="float">
            <text:p>0.016509264239395</text:p>
          </table:table-cell>
          <table:table-cell office:value-type="float" office:value="0.0163107506157068" calcext:value-type="float">
            <text:p>0.016310750615707</text:p>
          </table:table-cell>
          <table:table-cell office:value-type="float" office:value="0.0163594992542318" calcext:value-type="float">
            <text:p>0.016359499254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0422218156775765" calcext:value-type="float">
            <text:p>0.042221815677577</text:p>
          </table:table-cell>
          <table:table-cell office:value-type="float" office:value="0.0419328166713842" calcext:value-type="float">
            <text:p>0.041932816671384</text:p>
          </table:table-cell>
          <table:table-cell office:value-type="float" office:value="0.0419293218121687" calcext:value-type="float">
            <text:p>0.041929321812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.0168564763152972" calcext:value-type="float">
            <text:p>0.016856476315297</text:p>
          </table:table-cell>
          <table:table-cell office:value-type="float" office:value="0.0164447113493225" calcext:value-type="float">
            <text:p>0.016444711349323</text:p>
          </table:table-cell>
          <table:table-cell office:value-type="float" office:value="0.0163983269158052" calcext:value-type="float">
            <text:p>0.016398326915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0.0170081622927683" calcext:value-type="float">
            <text:p>0.017008162292768</text:p>
          </table:table-cell>
          <table:table-cell office:value-type="float" office:value="0.0166979183995863" calcext:value-type="float">
            <text:p>0.016697918399586</text:p>
          </table:table-cell>
          <table:table-cell office:value-type="float" office:value="0.016628531870083" calcext:value-type="float">
            <text:p>0.0166285318700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0.0168298095813952" calcext:value-type="float">
            <text:p>0.016829809581395</text:p>
          </table:table-cell>
          <table:table-cell office:value-type="float" office:value="0.0166520801285515" calcext:value-type="float">
            <text:p>0.016652080128552</text:p>
          </table:table-cell>
          <table:table-cell office:value-type="float" office:value="0.0166987781703938" calcext:value-type="float">
            <text:p>0.016698778170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</text:p>
          </table:table-cell>
          <table:table-cell office:value-type="float" office:value="0.0169061380001949" calcext:value-type="float">
            <text:p>0.016906138000195</text:p>
          </table:table-cell>
          <table:table-cell office:value-type="float" office:value="0.0166483550565317" calcext:value-type="float">
            <text:p>0.016648355056532</text:p>
          </table:table-cell>
          <table:table-cell office:value-type="float" office:value="0.0166866481449688" calcext:value-type="float">
            <text:p>0.0166866481449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0.0155008235713467" calcext:value-type="float">
            <text:p>0.015500823571347</text:p>
          </table:table-cell>
          <table:table-cell office:value-type="float" office:value="0.015022108812506" calcext:value-type="float">
            <text:p>0.015022108812506</text:p>
          </table:table-cell>
          <table:table-cell office:value-type="float" office:value="0.015001328002351" calcext:value-type="float">
            <text:p>0.0150013280023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office:value-type="float" office:value="0.0162130125099793" calcext:value-type="float">
            <text:p>0.016213012509979</text:p>
          </table:table-cell>
          <table:table-cell office:value-type="float" office:value="0.0157169974874705" calcext:value-type="float">
            <text:p>0.015716997487471</text:p>
          </table:table-cell>
          <table:table-cell office:value-type="float" office:value="0.0157890579896048" calcext:value-type="float">
            <text:p>0.015789057989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.0157136328828832" calcext:value-type="float">
            <text:p>0.015713632882883</text:p>
          </table:table-cell>
          <table:table-cell office:value-type="float" office:value="0.0152775447427606" calcext:value-type="float">
            <text:p>0.015277544742761</text:p>
          </table:table-cell>
          <table:table-cell office:value-type="float" office:value="0.0152315823128447" calcext:value-type="float">
            <text:p>0.015231582312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float" office:value="0.0162729978406181" calcext:value-type="float">
            <text:p>0.016272997840618</text:p>
          </table:table-cell>
          <table:table-cell office:value-type="float" office:value="0.0157853966734062" calcext:value-type="float">
            <text:p>0.015785396673406</text:p>
          </table:table-cell>
          <table:table-cell office:value-type="float" office:value="0.0157462395650024" calcext:value-type="float">
            <text:p>0.015746239565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0.0154917615000159" calcext:value-type="float">
            <text:p>0.015491761500016</text:p>
          </table:table-cell>
          <table:table-cell table:style-name="ce1" office:value-type="float" office:value="0.0149397738277912" calcext:value-type="float">
            <text:p>0.014939773827791</text:p>
          </table:table-cell>
          <table:table-cell table:style-name="ce1" office:value-type="float" office:value="0.015066109597683" calcext:value-type="float">
            <text:p>0.0150661095976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0.0157410735264421" calcext:value-type="float">
            <text:p>0.015741073526442</text:p>
          </table:table-cell>
          <table:table-cell office:value-type="float" office:value="0.0152032519690692" calcext:value-type="float">
            <text:p>0.015203251969069</text:p>
          </table:table-cell>
          <table:table-cell office:value-type="float" office:value="0.0152752473950386" calcext:value-type="float">
            <text:p>0.0152752473950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0.0157356956042349" calcext:value-type="float">
            <text:p>0.015735695604235</text:p>
          </table:table-cell>
          <table:table-cell table:style-name="ce1" office:value-type="float" office:value="0.0149648487567902" calcext:value-type="float">
            <text:p>0.01496484875679</text:p>
          </table:table-cell>
          <table:table-cell office:value-type="float" office:value="0.0147376970853657" calcext:value-type="float">
            <text:p>0.0147376970853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0.0158147013280541" calcext:value-type="float">
            <text:p>0.015814701328054</text:p>
          </table:table-cell>
          <table:table-cell office:value-type="float" office:value="0.0153434083331376" calcext:value-type="float">
            <text:p>0.015343408333138</text:p>
          </table:table-cell>
          <table:table-cell office:value-type="float" office:value="0.0153233893215656" calcext:value-type="float">
            <text:p>0.0153233893215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office:value-type="float" office:value="0.015491234138608" calcext:value-type="float">
            <text:p>0.015491234138608</text:p>
          </table:table-cell>
          <table:table-cell office:value-type="float" office:value="0.0152280852198601" calcext:value-type="float">
            <text:p>0.01522808521986</text:p>
          </table:table-cell>
          <table:table-cell office:value-type="float" office:value="0.0151143742259592" calcext:value-type="float">
            <text:p>0.0151143742259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float" office:value="0.0156608910765499" calcext:value-type="float">
            <text:p>0.01566089107655</text:p>
          </table:table-cell>
          <table:table-cell office:value-type="float" office:value="0.0150547325611115" calcext:value-type="float">
            <text:p>0.015054732561112</text:p>
          </table:table-cell>
          <table:table-cell office:value-type="float" office:value="0.0149952003266662" calcext:value-type="float">
            <text:p>0.0149952003266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</text:p>
          </table:table-cell>
          <table:table-cell office:value-type="float" office:value="0.0155270181130618" calcext:value-type="float">
            <text:p>0.015527018113062</text:p>
          </table:table-cell>
          <table:table-cell office:value-type="float" office:value="0.0152509189210832" calcext:value-type="float">
            <text:p>0.015250918921083</text:p>
          </table:table-cell>
          <table:table-cell office:value-type="float" office:value="0.0150297307409346" calcext:value-type="float">
            <text:p>0.0150297307409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 office:value-type="float" office:value="0.0161450894083828" calcext:value-type="float">
            <text:p>0.016145089408383</text:p>
          </table:table-cell>
          <table:table-cell office:value-type="float" office:value="0.0154290599748492" calcext:value-type="float">
            <text:p>0.015429059974849</text:p>
          </table:table-cell>
          <table:table-cell office:value-type="float" office:value="0.0153943898621947" calcext:value-type="float">
            <text:p>0.015394389862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7:37:34.764233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7:38:02.108410608</dc:date>
    <meta:editing-duration>PT1M13S</meta:editing-duration>
    <meta:editing-cycles>2</meta:editing-cycles>
    <meta:generator>LibreOffice/6.0.7.3$Linux_X86_64 LibreOffice_project/00m0$Build-3</meta:generator>
    <meta:document-statistic meta:table-count="1" meta:cell-count="94" meta:object-count="0"/>
  </office:meta>
</office:document-meta>
</file>